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andardApplicationManager.service( final ServiceManager a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Manager.getApplication( final String app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andardApplicationManager.isLoggedIn( final String app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tandardApplicationManager.login( final String appName , final Map loginContex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StandardApplicationManager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andardApplicationManager.logout( final String appName , final Map logoutContext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StandardApplicationManager.contextualize( final Context a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